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RobotoDraft, Helvetica, Arial, sans-serif"/>
    <style:font-face style:name="arial" svg:font-family="arial, sans-serif"/>
    <style:font-face style:name="var docs-material-font-family" svg:font-family="'var docs-material-font-family', arial, sans-serif"/>
    <style:font-face style:name="var docs-material-header-font-family" svg:font-family="'var docs-material-header-font-family', 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0800"/>
    </style:style>
    <style:style style:name="P2" style:family="paragraph" style:parent-style-name="Standard">
      <style:paragraph-properties fo:text-align="center" style:justify-single-word="false"/>
      <style:text-properties officeooo:rsid="001b3212" officeooo:paragraph-rsid="001d0800"/>
    </style:style>
    <style:style style:name="P3" style:family="paragraph" style:parent-style-name="Standard">
      <style:paragraph-properties fo:text-align="center" style:justify-single-word="false"/>
      <style:text-properties officeooo:rsid="001d0800" officeooo:paragraph-rsid="001d0800"/>
    </style:style>
    <style:style style:name="P4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1e8cb5" officeooo:paragraph-rsid="001e8cb5"/>
    </style:style>
    <style:style style:name="P5" style:family="paragraph" style:parent-style-name="Standard">
      <style:paragraph-properties fo:text-align="end" style:justify-single-word="false"/>
      <style:text-properties style:text-underline-style="none" officeooo:rsid="001e8cb5" officeooo:paragraph-rsid="001e8cb5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e8cb5" officeooo:paragraph-rsid="001e8cb5"/>
    </style:style>
    <style:style style:name="P7" style:family="paragraph" style:parent-style-name="Standard">
      <style:paragraph-properties fo:line-height="100%" fo:text-align="center" style:justify-single-word="false"/>
      <style:text-properties style:text-underline-style="none" officeooo:rsid="002127cf" officeooo:paragraph-rsid="002127cf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01d0800"/>
    </style:style>
    <style:style style:name="P9" style:family="paragraph" style:parent-style-name="Standard">
      <style:paragraph-properties fo:text-align="end" style:justify-single-word="false" fo:break-before="page"/>
      <style:text-properties officeooo:rsid="001e8cb5" officeooo:paragraph-rsid="001e8cb5"/>
    </style:style>
    <style:style style:name="P10" style:family="paragraph" style:parent-style-name="Standard">
      <style:paragraph-properties fo:text-align="center" style:justify-single-word="false" fo:break-before="page"/>
      <style:text-properties style:text-underline-style="none" officeooo:rsid="002127cf" officeooo:paragraph-rsid="002127cf"/>
    </style:style>
    <style:style style:name="P11" style:family="paragraph" style:parent-style-name="Standard">
      <style:paragraph-properties fo:text-align="center" style:justify-single-word="false"/>
      <style:text-properties officeooo:rsid="00232b91" officeooo:paragraph-rsid="001d0800"/>
    </style:style>
    <style:style style:name="P12" style:family="paragraph" style:parent-style-name="Standard">
      <style:paragraph-properties fo:line-height="100%" fo:text-align="center" style:justify-single-word="false"/>
      <style:text-properties officeooo:paragraph-rsid="00232b91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232b91"/>
    </style:style>
    <style:style style:name="P14" style:family="paragraph" style:parent-style-name="Standard">
      <style:text-properties officeooo:paragraph-rsid="00232b91"/>
    </style:style>
    <style:style style:name="P15" style:family="paragraph" style:parent-style-name="Standard">
      <style:text-properties fo:language="fr" fo:country="FR" officeooo:paragraph-rsid="0023ccfb"/>
    </style:style>
    <style:style style:name="P16" style:family="paragraph" style:parent-style-name="Standard">
      <style:text-properties officeooo:paragraph-rsid="0023ccfb"/>
    </style:style>
    <style:style style:name="P17" style:family="paragraph" style:parent-style-name="Standard">
      <style:text-properties officeooo:paragraph-rsid="0025afb8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officeooo:rsid="0028de62" officeooo:paragraph-rsid="0028de62"/>
    </style:style>
    <style:style style:name="P19" style:family="paragraph" style:parent-style-name="Standard">
      <style:text-properties style:font-name="Liberation Serif" fo:font-weight="bold" officeooo:paragraph-rsid="00232b91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line-height="100%"/>
      <style:text-properties style:font-name="Liberation Serif" officeooo:paragraph-rsid="00232b91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Liberation Serif" officeooo:rsid="00288a58" officeooo:paragraph-rsid="0028de62"/>
    </style:style>
    <style:style style:name="P22" style:family="paragraph" style:parent-style-name="Standard">
      <style:paragraph-properties fo:margin-left="1.02cm" fo:margin-right="0cm" fo:text-align="start" style:justify-single-word="false" fo:text-indent="0cm" style:auto-text-indent="false"/>
      <style:text-properties officeooo:paragraph-rsid="0023ccfb"/>
    </style:style>
    <style:style style:name="P23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4d99d"/>
    </style:style>
    <style:style style:name="P24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5afb8"/>
    </style:style>
    <style:style style:name="P25" style:family="paragraph" style:parent-style-name="Heading_20_1" style:list-style-name="WWNum16">
      <style:paragraph-properties fo:line-height="100%" fo:text-align="center" style:justify-single-word="false" fo:break-before="page"/>
      <style:text-properties style:text-underline-style="none" officeooo:rsid="002127cf" officeooo:paragraph-rsid="00232b91"/>
    </style:style>
    <style:style style:name="P26" style:family="paragraph" style:parent-style-name="Heading_20_1" style:list-style-name="WWNum16">
      <style:paragraph-properties fo:line-height="100%" fo:text-align="center" style:justify-single-word="false" fo:break-before="page"/>
      <style:text-properties officeooo:paragraph-rsid="00232b91"/>
    </style:style>
    <style:style style:name="P27" style:family="paragraph" style:parent-style-name="Heading_20_1" style:list-style-name="WWNum16">
      <style:paragraph-properties fo:break-before="page"/>
      <style:text-properties officeooo:paragraph-rsid="00232b91"/>
    </style:style>
    <style:style style:name="P28" style:family="paragraph" style:parent-style-name="Heading_20_1" style:list-style-name="WWNum16">
      <style:paragraph-properties fo:margin-left="0.63cm" fo:margin-right="0cm" fo:margin-top="0.635cm" fo:margin-bottom="0cm" loext:contextual-spacing="false" fo:keep-together="auto" fo:text-indent="-0.63cm" style:auto-text-indent="false" fo:break-before="page"/>
      <style:text-properties officeooo:paragraph-rsid="0023ccfb"/>
    </style:style>
    <style:style style:name="P29" style:family="paragraph" style:parent-style-name="annotation_20_text">
      <style:paragraph-properties fo:line-height="100%"/>
      <style:text-properties style:font-name="Liberation Serif" officeooo:paragraph-rsid="0026e741"/>
    </style:style>
    <style:style style:name="P30" style:family="paragraph" style:parent-style-name="annotation_20_text">
      <style:paragraph-properties fo:line-height="100%"/>
      <style:text-properties style:font-name="Liberation Serif" fo:font-size="12pt" officeooo:paragraph-rsid="00232b91" style:font-size-asian="10.5pt" style:font-size-complex="12pt"/>
    </style:style>
    <style:style style:name="P31" style:family="paragraph" style:parent-style-name="Heading_20_2" style:list-style-name="WWNum16">
      <style:paragraph-properties fo:margin-left="1.02cm" fo:margin-right="0cm" fo:text-indent="-1.02cm" style:auto-text-indent="false"/>
      <style:text-properties officeooo:rsid="0024d99d" officeooo:paragraph-rsid="0025afb8"/>
    </style:style>
    <style:style style:name="P32" style:family="paragraph" style:parent-style-name="Heading_20_2" style:list-style-name="WWNum16">
      <style:paragraph-properties fo:margin-left="1.02cm" fo:margin-right="0cm" fo:text-indent="-1.02cm" style:auto-text-indent="false"/>
      <style:text-properties officeooo:rsid="0025afb8" officeooo:paragraph-rsid="0025afb8"/>
    </style:style>
    <style:style style:name="P33" style:family="paragraph" style:parent-style-name="Heading_20_2" style:list-style-name="WWNum16">
      <style:paragraph-properties fo:margin-left="1.02cm" fo:margin-right="0cm" fo:line-height="100%" fo:text-indent="-1.02cm" style:auto-text-indent="false"/>
      <style:text-properties style:font-name="Liberation Serif" officeooo:paragraph-rsid="00232b91"/>
    </style:style>
    <style:style style:name="P34" style:family="paragraph" style:parent-style-name="Heading_20_2" style:list-style-name="WWNum16">
      <style:paragraph-properties fo:line-height="100%" fo:text-align="start" style:justify-single-word="false"/>
      <style:text-properties style:font-name="Liberation Serif" officeooo:paragraph-rsid="0026e741"/>
    </style:style>
    <style:style style:name="T1" style:family="text">
      <style:text-properties officeooo:rsid="0021fee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32b91"/>
    </style:style>
    <style:style style:name="T4" style:family="text">
      <style:text-properties style:text-underline-style="none" officeooo:rsid="0028de62"/>
    </style:style>
    <style:style style:name="T5" style:family="text">
      <style:text-properties style:text-underline-style="none" officeooo:rsid="002ab99a"/>
    </style:style>
    <style:style style:name="T6" style:family="text">
      <style:text-properties officeooo:rsid="00232b91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2ab99a"/>
    </style:style>
    <style:style style:name="T9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0" style:family="text">
      <style:text-properties fo:font-variant="normal" fo:text-transform="none" fo:color="#000000" style:font-name="arial" fo:font-size="9.75pt" fo:letter-spacing="normal" fo:font-style="normal" style:text-underline-style="none" fo:font-weight="normal" style:font-style-asian="normal" style:font-style-complex="normal"/>
    </style:style>
    <style:style style:name="T11" style:family="text">
      <style:text-properties officeooo:rsid="0024d99d"/>
    </style:style>
    <style:style style:name="T12" style:family="text">
      <style:text-properties officeooo:rsid="0026e741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EÑO E IMPLEMENTACIÓN DEL SISTEMA DE <text:span text:style-name="T1">PRE-MATRICULAS</text:span> PARA LA UNIVERSIDAD EL BOSQU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NDR<text:span text:style-name="T1">É</text:span>S ALBERTO ARIZA MANTILLA</text:p>
      <text:p text:style-name="P2">DIEGO FERNANDO RIBERA CASTR<text:span text:style-name="T1">O</text:span></text:p>
      <text:p text:style-name="P1"/>
      <text:p text:style-name="P1"/>
      <text:p text:style-name="P1"/>
      <text:p text:style-name="P1"/>
      <text:p text:style-name="P1"/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IVERSIDAD ANTONIO NARIÑO</text:p>
      <text:p text:style-name="P2">FACULTAD DE <text:span text:style-name="T6">INGENIERÍA</text:span></text:p>
      <text:p text:style-name="P2"><text:span text:style-name="T6">ESPECIALIZACIÓN</text:span> EN <text:span text:style-name="T6">INGENIERA</text:span> DEL SOFTWARE</text:p>
      <text:p text:style-name="P11">BOGOTÁ</text:p>
      <text:p text:style-name="P2">2018</text:p>
      <text:p text:style-name="P8">DISEÑO E IMPLEMENTACIÓN DEL SISTEMA DE <text:span text:style-name="T6">PRE-MATRICULAS</text:span> PARA LA UNIVERSIDAD EL BOSQU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6">ANDRÉS</text:span> ALBERTO ARIZA MANTILLA</text:p>
      <text:p text:style-name="P2">DIEGO FERNANDO RIBERA CASTR<text:span text:style-name="T6">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RABAJO DE GRA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IVERSIDAD ANTONIO NARIÑO</text:p>
      <text:p text:style-name="P2">FACULTAD DE <text:span text:style-name="T6">INGENIERÍA</text:span></text:p>
      <text:p text:style-name="P2"><text:span text:style-name="T6">ESPECIALIZACIÓN</text:span> EN <text:span text:style-name="T6">INGENIERÍA</text:span> DEL SOFTWARE</text:p>
      <text:p text:style-name="P11">BOGOTÁ</text:p>
      <text:p text:style-name="P2">2018</text:p>
      <text:p text:style-name="P9">Nota de aceptacion <text:s text:c="20"/></text:p>
      <text:p text:style-name="P4"/>
      <text:p text:style-name="P4"><text:s text:c="71"/></text:p>
      <text:p text:style-name="P4"><text:s text:c="71"/></text:p>
      <text:p text:style-name="P4"><text:s text:c="71"/></text:p>
      <text:p text:style-name="P4"><text:s text:c="71"/></text:p>
      <text:p text:style-name="P4"><text:s text:c="71"/></text:p>
      <text:p text:style-name="P4"><text:s text:c="71"/></text:p>
      <text:p text:style-name="P4"><text:s text:c="7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71"/></text:p>
      <text:p text:style-name="P5">Firma del presidente del jurado <text:s text:c="7"/></text:p>
      <text:p text:style-name="P5"/>
      <text:p text:style-name="P5"/>
      <text:p text:style-name="P5"/>
      <text:p text:style-name="P4"><text:s text:c="71"/></text:p>
      <text:p text:style-name="P5">Firma del jurado <text:s text:c="19"/></text:p>
      <text:p text:style-name="P5"/>
      <text:p text:style-name="P5"/>
      <text:p text:style-name="P5"/>
      <text:p text:style-name="P4"><text:s text:c="71"/></text:p>
      <text:p text:style-name="P5">Firma del jurado <text:s text:c="19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6">Bogotá</text:span>, 16 de agosto 2018</text:p>
      <text:p text:style-name="P10">CONTENIDO</text:p>
      <text:p text:style-name="P7"/>
      <text:p text:style-name="P7"/>
      <text:list xml:id="list3020864580" text:style-name="WWNum16">
        <text:list-item>
          <text:h text:style-name="P25" text:outline-level="1"><text:bookmark-start text:name="_Toc304442591"/><text:bookmark-start text:name="_Toc303258245"/><text:span text:style-name="T6">INTRODUCCIÓN</text:span><text:bookmark-end text:name="_Toc304442591"/><text:bookmark-end text:name="_Toc303258245"/></text:h>
        </text:list-item>
      </text:list>
      <text:p text:style-name="P13"><text:span text:style-name="T3"/></text:p>
      <text:p text:style-name="P13"><text:span text:style-name="T3">Esta debe ser máximo de una hoja y debe dejar en claro bajo qué circunstancias se decidió y se realizó la investigación, que se ha pretendido demostrar o alcanzar y como se ha estructurado el contenido de la tesis o investigación. No debe llevar ningún gráfico.</text:span></text:p>
      <text:p text:style-name="P13"><text:span text:style-name="T3"/></text:p>
      <text:list xml:id="list171326598193642" text:continue-numbering="true" text:style-name="WWNum16">
        <text:list-item>
          <text:h text:style-name="P26" text:outline-level="1"><text:span text:style-name="T3">JUSTIFICACIÓN</text:span></text:h>
        </text:list-item>
      </text:list>
      <text:p text:style-name="P12"><text:span text:style-name="T3"/></text:p>
      <text:p text:style-name="P12"><text:span text:style-name="T3"/></text:p>
      <text:list xml:id="list171326638945471" text:continue-numbering="true" text:style-name="WWNum16">
        <text:list-item>
          <text:h text:style-name="P27" text:outline-level="1"><text:bookmark-start text:name="_Toc304442593"/>OBJETIVOS<text:bookmark-end text:name="_Toc304442593"/></text:h>
        </text:list-item>
      </text:list>
      <text:p text:style-name="P14"/>
      <text:p text:style-name="P14">Debe e<text:span text:style-name="T13">scribirse el objetivo general y los objetivos específicos del proyecto de grado que fueron aprobados en el anteproyecto, o si es el caso, los que fueron cambiados si durante el desarrollo del trabajo de grado hubo necesidad de hacer nuevas o diferentes adaptaciones.</text:span></text:p>
      <text:p text:style-name="P19"/>
      <text:list xml:id="list171325688835632" text:continue-numbering="true" text:style-name="WWNum16">
        <text:list-item>
          <text:list>
            <text:list-item>
              <text:h text:style-name="P33" text:outline-level="2"><text:bookmark-start text:name="_Toc304442594"/>Objetivo general<text:bookmark-end text:name="_Toc304442594"/></text:h>
            </text:list-item>
          </text:list>
        </text:list-item>
      </text:list>
      <text:p text:style-name="P20"/>
      <text:p text:style-name="P29"><text:span text:style-name="T12">Diseñar e implementar un sistema de pre-matriculas para la universidad el bosque.</text:span></text:p>
      <text:p text:style-name="P30"/>
      <text:list xml:id="list171326905553598" text:continue-numbering="true" text:style-name="WWNum16">
        <text:list-item>
          <text:list>
            <text:list-item>
              <text:h text:style-name="P34" text:outline-level="2"><text:bookmark-start text:name="_Toc304442595"/><text:bookmark-end text:name="_Toc304442595"/><text:span text:style-name="T3">Objetivos específicos</text:span></text:h>
            </text:list-item>
          </text:list>
        </text:list-item>
      </text:list>
      <text:list xml:id="list1359922307" text:style-name="L1">
        <text:list-item>
          <text:p text:style-name="P21"><text:span text:style-name="T5">Definir</text:span><text:span text:style-name="T2"> un </text:span><text:span text:style-name="T4">proceso</text:span><text:span text:style-name="T2"> de reserva de cupo </text:span><text:span text:style-name="T4">durante la pre-matricula</text:span><text:span text:style-name="T2"> para prevenir el riesgo de sobre cupo en los grupos.</text:span></text:p>
        </text:list-item>
        <text:list-item>
          <text:p text:style-name="P18"><text:span text:style-name="T14">Crear un método de previsualización del horario seleccionado por el estudiante de acuer</text:span><text:span text:style-name="T2">do a las materias y grupos elegidos.</text:span></text:p>
        </text:list-item>
        <text:list-item>
          <text:p text:style-name="P18"><text:span text:style-name="T2">Activar cupo de </text:span><text:span text:style-name="T5">grupo</text:span><text:span text:style-name="T2"> cuando </text:span><text:span text:style-name="T5">un</text:span><text:span text:style-name="T2"> estudiante o administrativo cancelen la pre-matricula.</text:span></text:p>
        </text:list-item>
      </text:list>
      <text:list xml:id="list171327212678553" text:continue-list="list171326905553598" text:style-name="WWNum16">
        <text:list-item>
          <text:h text:style-name="P28" text:outline-level="1"><text:bookmark-start text:name="_Toc303745048"/><text:bookmark-start text:name="_Toc304442596"/><text:span text:style-name="T7">ESTADO </text:span><text:bookmark-end text:name="_Toc303745048"/><text:span text:style-name="T7">actual</text:span><text:bookmark-end text:name="_Toc304442596"/><text:span text:style-name="T7"> </text:span><text:span text:style-name="T8">DEL SISTEMA DE PRE-PREMATRICULAS DE LA UNIVERSIDAD EL BOSQUE</text:span></text:h>
        </text:list-item>
      </text:list>
      <text:p text:style-name="P15"/>
      <text:p text:style-name="P16"><text:span text:style-name="T9">Diseño e implementación del sistema de pre-matriculas para la universidad El Bosque</text:span><text:span text:style-name="T10">.</text:span></text:p>
      <text:p text:style-name="P16"><text:span text:style-name="T10"/></text:p>
      <text:p text:style-name="P17"><text:span text:style-name="T10"/></text:p>
      <text:list xml:id="list171325976073493" text:continue-numbering="true" text:style-name="WWNum16">
        <text:list-item>
          <text:list>
            <text:list-item>
              <text:h text:style-name="P31" text:outline-level="2">PROBLEMÁTICA</text:h>
            </text:list-item>
          </text:list>
        </text:list-item>
      </text:list>
      <text:p text:style-name="P24">La universidad el bosque es una <text:span text:style-name="T11">institución</text:span> de <text:span text:style-name="T11">educación</text:span> superior que cuenta con al rededor de 10000 estudiantes activos cada semestre. </text:p>
      <text:p text:style-name="P24">Durante el proceso de pre-matricula estos estudiantes ingresan al sistema para gestionar las materias que van a cursar durante el semestre, este proceso particularmente presenta muchos inconvenientes en la <text:span text:style-name="T11">versión</text:span> actual debido a que las facultades designan una cantidad limitada de grupos para cada materia disponible y un cupo <text:span text:style-name="T11">también</text:span> limitado de estudiantes para cada grupo, de modo que por ejemplo la materia "<text:span text:style-name="T11">Álgebra</text:span> lineal" puede tener los grupos A1, A2, y A3 con una <text:span text:style-name="T11">asignación</text:span> de cupos A1 = 10 estudiantes, A2 = 12 estudiantes, A3 = 8 estudiantes.</text:p>
      <text:p text:style-name="P23"/>
      <text:p text:style-name="P23">El problema principal se presenta cuando un estudiante cuando ingresa a hacer su proceso de pre-matricula al sistema, en ese momento el sistema le presenta una <text:span text:style-name="T11">fotografiá</text:span> de la disponibilidad de cupos en ese instante, pero durante el transcurso del proceso esos cupos pueden ser ocupados por otros estudiantes que estaban haciendo el proceso <text:span text:style-name="T11">al mismo tiempo</text:span>, esto debido a que un cupo no se "descuenta" hasta que la matricula es terminada, es decir, cuando se registra un pago en el sistema.</text:p>
      <text:p text:style-name="P17"><text:span text:style-name="T10"/></text:p>
      <text:list xml:id="list171325458429458" text:continue-numbering="true" text:style-name="WWNum16">
        <text:list-item>
          <text:list>
            <text:list-item>
              <text:h text:style-name="P32" text:outline-level="2">Estado del arte</text:h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RobotoDraft, Helvetica, Arial, sans-serif"/>
    <style:font-face style:name="arial" svg:font-family="arial, sans-serif"/>
    <style:font-face style:name="var docs-material-font-family" svg:font-family="'var docs-material-font-family', arial, sans-serif"/>
    <style:font-face style:name="var docs-material-header-font-family" svg:font-family="'var docs-material-header-font-family', 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loext:contextual-spacing="false" fo:text-align="center" style:justify-single-word="false" fo:keep-together="always" fo:keep-with-next="always"/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2cm" fo:margin-right="0cm" fo:margin-top="0.212cm" fo:margin-bottom="0.212cm" loext:contextual-spacing="false" fo:text-align="start" style:justify-single-word="false" fo:keep-together="always" fo:text-indent="-1.02cm" style:auto-text-indent="false" fo:keep-with-next="always"/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annotation_20_text" style:display-name="annotation text" style:family="paragraph" style:parent-style-name="Standard" style:default-outline-level="">
      <style:paragraph-properties fo:margin-top="0cm" fo:margin-bottom="0.353cm" loext:contextual-spacing="false" fo:text-align="start" style:justify-single-word="false"/>
      <style:text-properties style:font-name="Calibri" fo:font-family="Calibri" style:font-family-generic="roman" style:font-pitch="variable" fo:font-size="10pt" fo:language="es" fo:country="CO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cm" fo:margin-right="0cm" fo:keep-together="always" fo:text-indent="-1.52cm" style:auto-text-indent="false" fo:keep-with-next="always"/>
      <style:text-properties style:font-name-asian="F" style:font-family-generic-asian="system" style:font-pitch-asian="variable" style:font-name-complex="F" style:font-family-generic-complex="system" style:font-pitch-complex="variable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2" style:display-name="ListLabel 32" style:family="text">
      <style:text-properties fo:font-size="12pt" fo:font-style="normal" fo:font-weight="bold" style:font-size-asian="12pt" style:font-style-asian="normal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number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3:44:39.923700267</meta:creation-date>
    <dc:date>2018-08-11T17:13:25.071664040</dc:date>
    <meta:editing-duration>PT2H9M50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8" meta:paragraph-count="51" meta:word-count="480" meta:character-count="3788" meta:non-whitespace-character-count="2580"/>
  </office:meta>
</office:document-meta>
</file>